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ystem-ui" svg:font-family="system-ui" style:font-family-generic="roman" svg:panose-1="0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Заголовок2" style:family="paragraph">
      <style:paragraph-properties fo:keep-with-next="auto"/>
    </style:style>
    <style:style style:name="P57" style:parent-style-name="Textbody" style:family="paragraph">
      <style:paragraph-properties fo:text-indent="0.4916in" fo:background-color="#FFFFFF"/>
      <style:text-properties style:font-size-complex="14pt"/>
    </style:style>
    <style:style style:name="P58" style:parent-style-name="Обычный" style:family="paragraph">
      <style:paragraph-properties fo:break-before="page" fo:text-align="justify" fo:line-height="150%"/>
    </style:style>
    <style:style style:name="P59" style:parent-style-name="Заголовок2" style:family="paragraph">
      <style:paragraph-properties fo:text-indent="0.4916in"/>
    </style:style>
    <style:style style:name="P60" style:parent-style-name="Заголовок4" style:family="paragraph">
      <style:paragraph-properties fo:keep-together="auto" fo:text-align="justify" fo:margin-top="0in" fo:margin-bottom="0.0833in" fo:line-height="150%" fo:text-indent="0.4916in" fo:background-color="#FFFFFF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 fo:language="en" fo:country="US"/>
    </style:style>
    <style:style style:name="P67" style:parent-style-name="Заголовок4" style:family="paragraph">
      <style:paragraph-properties fo:keep-together="auto" fo:text-align="justify" fo:margin-top="0in" fo:margin-bottom="0.0833in" fo:line-height="150%" fo:text-indent="0.4916in" fo:background-color="#FFFFFF"/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 fo:language="en" fo:country="US"/>
    </style:style>
    <style:style style:name="P68" style:parent-style-name="Заголовок4" style:family="paragraph">
      <style:paragraph-properties fo:keep-together="auto" fo:text-align="justify" fo:margin-top="0in" fo:margin-bottom="0.0833in" fo:line-height="150%" fo:background-color="#FFFFFF"/>
      <style:text-properties style:font-name="Times New Roman" style:font-name-asian="Times New Roman" style:font-name-complex="Times New Roman" fo:font-style="normal" style:font-style-asian="normal" style:font-style-complex="normal" style:use-window-font-color="true" fo:font-size="14pt" style:font-size-asian="14pt" style:font-size-complex="14pt" fo:language="en" fo:country="US"/>
    </style:style>
    <style:style style:name="P69" style:parent-style-name="Обычный" style:family="paragraph">
      <style:paragraph-properties fo:line-height="150%"/>
      <style:text-properties style:font-name="Segoe UI" style:font-name-asian="Segoe UI" style:font-name-complex="Segoe UI" fo:color="#000000" fo:font-size="11pt" style:font-size-asian="11pt" style:font-size-complex="11pt" fo:language="en" fo:country="US"/>
    </style:style>
    <style:style style:name="P70" style:parent-style-name="Обычный" style:family="paragraph">
      <style:paragraph-properties fo:break-before="page"/>
    </style:style>
    <style:style style:name="P71" style:parent-style-name="Textbody" style:family="paragraph">
      <style:paragraph-properties fo:text-indent="0.4916in"/>
    </style:style>
    <style:style style:name="P72" style:parent-style-name="Обычный" style:family="paragraph">
      <style:paragraph-properties fo:break-before="page" fo:line-height="150%"/>
    </style:style>
    <style:style style:name="P73" style:parent-style-name="Заголовок2" style:family="paragraph">
      <style:paragraph-properties fo:keep-with-next="auto"/>
    </style:style>
    <style:style style:name="P74" style:parent-style-name="Textbody" style:family="paragraph">
      <style:paragraph-properties fo:background-color="#FFFFFF"/>
      <style:text-properties style:font-size-complex="14pt"/>
    </style:style>
    <style:style style:name="P75" style:parent-style-name="Textbody" style:family="paragraph">
      <style:paragraph-properties fo:text-indent="0.4916in" fo:background-color="#FFFFFF"/>
      <style:text-properties style:font-size-complex="14pt"/>
    </style:style>
    <style:style style:name="P76" style:parent-style-name="Textbody" style:family="paragraph">
      <style:paragraph-properties fo:text-indent="0.4916in" fo:background-color="#FFFFFF"/>
      <style:text-properties style:font-size-complex="14pt"/>
    </style:style>
    <style:style style:name="P77" style:parent-style-name="Textbody" style:family="paragraph">
      <style:paragraph-properties fo:text-indent="0.4916in" fo:background-color="#FFFFFF"/>
      <style:text-properties style:font-size-complex="14pt"/>
    </style:style>
    <style:style style:name="P78" style:parent-style-name="Textbody" style:family="paragraph">
      <style:paragraph-properties fo:text-indent="0.4916in" fo:background-color="#FFFFFF"/>
      <style:text-properties style:font-size-complex="14pt"/>
    </style:style>
    <style:style style:name="P79" style:parent-style-name="Textbody" style:family="paragraph">
      <style:paragraph-properties fo:text-indent="0.4916in" fo:background-color="#FFFFFF"/>
      <style:text-properties style:font-size-complex="14pt"/>
    </style:style>
    <style:style style:name="P80" style:parent-style-name="Textbody" style:family="paragraph">
      <style:paragraph-properties fo:text-indent="0.4916in" fo:background-color="#FFFFFF"/>
      <style:text-properties style:font-size-complex="14pt"/>
    </style:style>
    <style:style style:name="P81" style:parent-style-name="Обычный" style:family="paragraph">
      <style:paragraph-properties fo:break-before="page" fo:text-align="justify" fo:line-height="150%"/>
    </style:style>
    <style:style style:name="P82" style:parent-style-name="Textbody" style:family="paragraph">
      <style:paragraph-properties fo:text-indent="0.4916in" fo:background-color="#FFFFFF"/>
    </style:style>
    <style:style style:name="T83" style:parent-style-name="Основнойшрифтабзаца" style:family="text">
      <style:text-properties style:font-size-complex="14pt"/>
    </style:style>
    <style:style style:name="P84" style:parent-style-name="Textbody" style:family="paragraph">
      <style:paragraph-properties fo:text-indent="0in" fo:background-color="#FFFFFF"/>
    </style:style>
    <style:style style:name="T8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86" style:parent-style-name="Основнойшрифтабзаца" style:family="text">
      <style:text-properties style:font-size-complex="14pt"/>
    </style:style>
    <style:style style:name="P87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Обычный" style:family="paragraph">
      <style:paragraph-properties fo:text-align="justify" fo:margin-top="0.1666in" fo:margin-bottom="0.1666in" fo:line-height="150%" fo:background-color="#FFFFFF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align="justify" fo:margin-top="0.1666in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margin-top="0.1666in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Обычный" style:family="paragraph">
      <style:paragraph-properties fo:text-align="justify" fo:margin-top="0.1666in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8" style:parent-style-name="Обычный" style:family="paragraph">
      <style:paragraph-properties fo:margin-top="0.1666in" fo:margin-bottom="0.1666in" fo:background-color="#FFFFFF"/>
      <style:text-properties style:font-name="system-ui" style:font-name-asian="system-ui" style:font-name-complex="system-ui" fo:color="#ECECEC"/>
    </style:style>
    <style:style style:name="P109" style:parent-style-name="Textbody" style:family="paragraph">
      <style:paragraph-properties fo:text-indent="0.4916in" fo:background-color="#FFFFFF"/>
      <style:text-properties style:font-size-complex="14pt"/>
    </style:style>
    <style:style style:name="T110" style:parent-style-name="Основнойшрифтабзаца" style:family="text">
      <style:text-properties style:font-name="system-ui" style:font-name-asian="system-ui" style:font-name-complex="system-ui" fo:color="#ECECEC" fo:font-size="12pt" style:font-size-asian="12pt"/>
    </style:style>
    <style:style style:name="P111" style:parent-style-name="Textbody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TableColumn113" style:family="table-column">
      <style:table-column-properties style:column-width="1.2604in" style:use-optimal-column-width="false"/>
    </style:style>
    <style:style style:name="TableColumn114" style:family="table-column">
      <style:table-column-properties style:column-width="2.7604in" style:use-optimal-column-width="false"/>
    </style:style>
    <style:style style:name="TableColumn115" style:family="table-column">
      <style:table-column-properties style:column-width="2.7652in" style:use-optimal-column-width="false"/>
    </style:style>
    <style:style style:name="Table112" style:family="table">
      <style:table-properties style:width="6.7861in" fo:margin-left="0in" table:align="left"/>
    </style:style>
    <style:style style:name="TableRow116" style:family="table-row">
      <style:table-row-properties style:min-row-height="0.3958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center" fo:text-indent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align="center" fo:text-indent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center" fo:text-indent="0in"/>
    </style:style>
    <style:style style:name="TableRow123" style:family="table-row">
      <style:table-row-properties style:min-row-height="1.0833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Textbody" style:family="paragraph">
      <style:paragraph-properties fo:text-align="center" fo:text-indent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fr" fo:country="F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family="paragraph">
      <style:paragraph-properties fo:text-align="start" fo:text-indent="0in"/>
    </style:style>
    <style:style style:name="T147" style:parent-style-name="Основнойшрифтабзаца" style:family="text">
      <style:text-properties style:font-size-complex="14pt"/>
    </style:style>
    <style:style style:name="T148" style:parent-style-name="Основнойшрифтабзаца" style:family="text">
      <style:text-properties style:font-size-complex="14pt"/>
    </style:style>
    <style:style style:name="T149" style:parent-style-name="Основнойшрифтабзаца" style:family="text">
      <style:text-properties style:font-size-complex="14pt"/>
    </style:style>
    <style:style style:name="T150" style:parent-style-name="Основнойшрифтабзаца" style:family="text">
      <style:text-properties style:font-size-complex="14pt"/>
    </style:style>
    <style:style style:name="T151" style:parent-style-name="Основнойшрифтабзаца" style:family="text">
      <style:text-properties style:font-size-complex="14pt"/>
    </style:style>
    <style:style style:name="T152" style:parent-style-name="Основнойшрифтабзаца" style:family="text">
      <style:text-properties style:font-size-complex="14pt"/>
    </style:style>
    <style:style style:name="T153" style:parent-style-name="Основнойшрифтабзаца" style:family="text">
      <style:text-properties style:font-size-complex="14pt"/>
    </style:style>
    <style:style style:name="T154" style:parent-style-name="Основнойшрифтабзаца" style:family="text">
      <style:text-properties style:font-size-complex="14pt"/>
    </style:style>
    <style:style style:name="T155" style:parent-style-name="Основнойшрифтабзаца" style:family="text">
      <style:text-properties style:font-size-complex="14pt"/>
    </style:style>
    <style:style style:name="P156" style:parent-style-name="Обычный" style:family="paragraph">
      <style:paragraph-properties fo:break-before="page"/>
    </style:style>
    <style:style style:name="P157" style:parent-style-name="Заголовок2" style:family="paragraph">
      <style:paragraph-properties fo:text-indent="0.4916in"/>
    </style:style>
    <style:style style:name="P158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59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60" style:parent-style-name="Обычный" style:family="paragraph">
      <style:paragraph-properties fo:break-before="page" fo:line-height="150%"/>
    </style:style>
    <style:style style:name="P161" style:parent-style-name="Заголовок1" style:family="paragraph">
      <style:paragraph-properties fo:break-before="page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paragraph-properties fo:text-align="start" fo:line-height="100%"/>
    </style:style>
    <style:style style:name="T1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7" style:parent-style-name="Standard" style:family="paragraph">
      <style:paragraph-properties fo:text-align="start" fo:line-height="100%"/>
    </style:style>
    <style:style style:name="T1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69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70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71" style:parent-style-name="Standard" style:family="paragraph">
      <style:paragraph-properties fo:text-align="start" fo:line-height="100%"/>
    </style:style>
    <style:style style:name="T1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3" style:parent-style-name="Standard" style:family="paragraph">
      <style:paragraph-properties fo:text-align="start" fo:line-height="100%"/>
    </style:style>
    <style:style style:name="T1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75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76" style:parent-style-name="Standard" style:family="paragraph">
      <style:paragraph-properties fo:text-align="start" fo:line-height="100%"/>
    </style:style>
    <style:style style:name="T1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78" style:parent-style-name="Standard" style:family="paragraph">
      <style:paragraph-properties fo:text-align="start" fo:line-height="100%"/>
    </style:style>
    <style:style style:name="T1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0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81" style:parent-style-name="Standard" style:family="paragraph">
      <style:paragraph-properties fo:text-align="start" fo:line-height="100%"/>
    </style:style>
    <style:style style:name="T1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83" style:parent-style-name="Standard" style:family="paragraph">
      <style:paragraph-properties fo:text-align="start" fo:line-height="100%"/>
    </style:style>
    <style:style style:name="T1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5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86" style:parent-style-name="Standard" style:family="paragraph">
      <style:paragraph-properties fo:text-align="start" fo:line-height="100%"/>
    </style:style>
    <style:style style:name="T1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88" style:parent-style-name="Standard" style:family="paragraph">
      <style:paragraph-properties fo:text-align="start" fo:line-height="100%"/>
    </style:style>
    <style:style style:name="T1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0" style:parent-style-name="Standard" style:family="paragraph">
      <style:paragraph-properties fo:text-align="start" fo:line-height="100%"/>
    </style:style>
    <style:style style:name="T1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192" style:parent-style-name="Standard" style:family="paragraph">
      <style:paragraph-properties fo:text-align="start" fo:line-height="100%"/>
    </style:style>
    <style:style style:name="T1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4" style:parent-style-name="Standard" style:family="paragraph">
      <style:paragraph-properties fo:text-align="start" fo:line-height="100%"/>
    </style:style>
    <style:style style:name="T1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6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197" style:parent-style-name="Standard" style:family="paragraph">
      <style:paragraph-properties fo:text-align="start" fo:line-height="100%"/>
    </style:style>
    <style:style style:name="T1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99" style:parent-style-name="Standard" style:family="paragraph">
      <style:paragraph-properties fo:text-align="start" fo:line-height="100%"/>
    </style:style>
    <style:style style:name="T2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paragraph-properties fo:text-align="start" fo:line-height="100%"/>
    </style:style>
    <style:style style:name="T2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3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04" style:parent-style-name="Standard" style:family="paragraph">
      <style:paragraph-properties fo:text-align="start" fo:line-height="100%"/>
    </style:style>
    <style:style style:name="T2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06" style:parent-style-name="Standard" style:family="paragraph">
      <style:paragraph-properties fo:text-align="start" fo:line-height="100%"/>
    </style:style>
    <style:style style:name="T2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08" style:parent-style-name="Standard" style:family="paragraph">
      <style:paragraph-properties fo:text-align="start" fo:line-height="100%"/>
    </style:style>
    <style:style style:name="T2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0" style:parent-style-name="Standard" style:family="paragraph">
      <style:paragraph-properties fo:text-align="start" fo:line-height="100%"/>
    </style:style>
    <style:style style:name="T2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2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13" style:parent-style-name="Standard" style:family="paragraph">
      <style:paragraph-properties fo:text-align="start" fo:line-height="100%"/>
    </style:style>
    <style:style style:name="T21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5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16" style:parent-style-name="Standard" style:family="paragraph">
      <style:paragraph-properties fo:text-align="start" fo:line-height="100%"/>
    </style:style>
    <style:style style:name="T2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18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19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20" style:parent-style-name="Standard" style:family="paragraph">
      <style:paragraph-properties fo:text-align="start" fo:line-height="100%"/>
    </style:style>
    <style:style style:name="T2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2" style:parent-style-name="Standard" style:family="paragraph">
      <style:paragraph-properties fo:text-align="start" fo:line-height="100%"/>
    </style:style>
    <style:style style:name="T2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24" style:parent-style-name="Standard" style:family="paragraph">
      <style:paragraph-properties fo:text-align="start" fo:line-height="100%"/>
    </style:style>
    <style:style style:name="T2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6" style:parent-style-name="Standard" style:family="paragraph">
      <style:paragraph-properties fo:text-align="start" fo:line-height="100%"/>
    </style:style>
    <style:style style:name="T2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28" style:parent-style-name="Standard" style:family="paragraph">
      <style:paragraph-properties fo:text-align="start" fo:line-height="100%"/>
    </style:style>
    <style:style style:name="T2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0" style:parent-style-name="Standard" style:family="paragraph">
      <style:paragraph-properties fo:text-align="start" fo:line-height="100%"/>
    </style:style>
    <style:style style:name="T2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2" style:parent-style-name="Standard" style:family="paragraph">
      <style:paragraph-properties fo:text-align="start" fo:line-height="100%"/>
    </style:style>
    <style:style style:name="T2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4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35" style:parent-style-name="Standard" style:family="paragraph">
      <style:paragraph-properties fo:text-align="start" fo:line-height="100%"/>
    </style:style>
    <style:style style:name="T2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7" style:parent-style-name="Standard" style:family="paragraph">
      <style:paragraph-properties fo:text-align="start" fo:line-height="100%"/>
    </style:style>
    <style:style style:name="T2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39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40" style:parent-style-name="Standard" style:family="paragraph">
      <style:paragraph-properties fo:text-align="start" fo:line-height="100%"/>
    </style:style>
    <style:style style:name="T2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42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43" style:parent-style-name="Standard" style:family="paragraph">
      <style:paragraph-properties fo:text-align="start" fo:line-height="100%"/>
    </style:style>
    <style:style style:name="T2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45" style:parent-style-name="Standard" style:family="paragraph">
      <style:paragraph-properties fo:text-align="start" fo:line-height="100%"/>
    </style:style>
    <style:style style:name="T2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47" style:parent-style-name="Standard" style:family="paragraph">
      <style:paragraph-properties fo:text-align="start" fo:line-height="100%"/>
    </style:style>
    <style:style style:name="T2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49" style:parent-style-name="Standard" style:family="paragraph">
      <style:paragraph-properties fo:text-align="start" fo:line-height="100%"/>
    </style:style>
    <style:style style:name="T2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51" style:parent-style-name="Standard" style:family="paragraph">
      <style:paragraph-properties fo:text-align="start" fo:line-height="100%"/>
    </style:style>
    <style:style style:name="T2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53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54" style:parent-style-name="Standard" style:family="paragraph">
      <style:paragraph-properties fo:text-align="start" fo:line-height="100%"/>
    </style:style>
    <style:style style:name="T2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56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57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58" style:parent-style-name="Standard" style:family="paragraph">
      <style:paragraph-properties fo:text-align="start" fo:line-height="100%"/>
    </style:style>
    <style:style style:name="T2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60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61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62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63" style:parent-style-name="Standard" style:family="paragraph">
      <style:paragraph-properties fo:text-align="start" fo:line-height="100%"/>
    </style:style>
    <style:style style:name="T2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65" style:parent-style-name="Standard" style:family="paragraph">
      <style:paragraph-properties fo:text-align="start" fo:line-height="100%"/>
    </style:style>
    <style:style style:name="T2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paragraph-properties fo:text-align="start" fo:line-height="100%"/>
    </style:style>
    <style:style style:name="T2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69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70" style:parent-style-name="Standard" style:family="paragraph">
      <style:paragraph-properties fo:text-align="start" fo:line-height="100%"/>
    </style:style>
    <style:style style:name="T2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72" style:parent-style-name="Standard" style:family="paragraph">
      <style:paragraph-properties fo:text-align="start" fo:line-height="100%"/>
    </style:style>
    <style:style style:name="T2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274" style:parent-style-name="Standard" style:family="paragraph">
      <style:paragraph-properties fo:text-align="start" fo:line-height="100%"/>
    </style:style>
    <style:style style:name="T2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76" style:parent-style-name="Standard" style:family="paragraph">
      <style:paragraph-properties fo:text-align="start" fo:line-height="100%"/>
    </style:style>
    <style:style style:name="T2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78" style:parent-style-name="Standard" style:family="paragraph">
      <style:paragraph-properties fo:text-align="start" fo:line-height="100%"/>
    </style:style>
    <style:style style:name="T2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0" style:parent-style-name="Standard" style:family="paragraph">
      <style:paragraph-properties fo:text-align="start" fo:line-height="100%"/>
    </style:style>
    <style:style style:name="T2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2" style:parent-style-name="Standard" style:family="paragraph">
      <style:paragraph-properties fo:text-align="start" fo:line-height="100%"/>
    </style:style>
    <style:style style:name="T2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4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85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86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87" style:parent-style-name="Standard" style:family="paragraph">
      <style:paragraph-properties fo:text-align="start" fo:line-height="100%"/>
    </style:style>
    <style:style style:name="T2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289" style:parent-style-name="Standard" style:family="paragraph">
      <style:paragraph-properties fo:text-align="start" fo:line-height="100%"/>
      <style:text-properties style:font-name="Courier New" style:font-name-asian="Courier New" style:font-name-complex="Courier New" fo:font-size="11pt" style:font-size-asian="11pt" style:font-size-complex="11pt"/>
    </style:style>
    <style:style style:name="P290" style:parent-style-name="Standard" style:family="paragraph">
      <style:paragraph-properties fo:text-align="start" fo:line-height="100%"/>
    </style:style>
    <style:style style:name="T2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</text:span><text:span text:style-name="T24">Информатика</text:span><text:span text:style-name="T25">»</text:span></text:p>
      <text:p text:style-name="P26"><text:span text:style-name="T27">Тема:<text:s/></text:span><text:span text:style-name="T28">Алгоритмы и структуры данных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Шалагинов И.В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P56" text:outline-level="2">Цель работы</text:h>
      <text:p text:style-name="P57">Изучение основных алгоритмов, методов и структур данных для эффективной обработки информации в программах.</text:p>
      <text:p text:style-name="P58"/>
      <text:h text:style-name="P59" text:outline-level="2">Задание</text:h>
      <text:h text:style-name="P60" text:outline-level="4"><text:span text:style-name="T61">Р</text:span><text:span text:style-name="T62">еализовать связный<text:s/></text:span><text:span text:style-name="T63">однонаправленный</text:span><text:span text:style-name="T64"><text:s/>список. Для этого необходимо реализовать 2 зависимых класса</text:span><text:span text:style-name="T65">:</text:span><text:span text:style-name="T66"><text:s/></text:span></text:h>
      <text:h text:style-name="P67" text:outline-level="4">Node<text:s/>-<text:s/>Класс, который описывает элемент списка.</text:h>
      <text:h text:style-name="P68" text:outline-level="4">Linked List<text:s/>-<text:s/>Класс, который описывает связный однонаправленный список.</text:h>
      <text:p text:style-name="P69"/>
      <text:p text:style-name="P70"/>
      <text:h text:style-name="Заголовок2" text:outline-level="2">Основные теоретические положения</text:h>
      <text:p text:style-name="P71">Для решения задач в программе использовались<text:s/>функции стандартной библиотеки языка<text:s/>Python</text:p>
      <text:p text:style-name="P72"/>
      <text:h text:style-name="P73" text:outline-level="2">Выполнение работы</text:h>
      <text:p text:style-name="P74">Связный список - это структура данных, которая состоит из узлов, каждый из которых содержит какое-то значение и ссылку (или указатель) на следующий узел в списке. Главным отличием от массива<text:s/>является<text:s/>то, что массив это<text:s/>статическая<text:s/>структура<text:s/>данных, где элементы располагаются последовательно в памяти.</text:p>
      <text:p text:style-name="P75">Основные отличия между связным списком и массивом:</text:p>
      <text:p text:style-name="P76">Хранение данных в памяти: В связном списке каждый элемент может быть расположен в разных местах в памяти, и доступ к элементам осуществляется через ссылки между ними. В массиве все элементы хранятся последовательно в памяти, и доступ к ним осуществляется через индексы.</text:p>
      <text:p text:style-name="P77">Размер и изменяемость: Размер массива фиксирован и обычно определяется при его создании, а размер связного списка может изменяться динамически при добавлении или удалении элементов.</text:p>
      <text:p text:style-name="P78">Вставка и удаление элементов: В связном списке вставка и удаление элементов происходят быстрее, чем в массиве, особенно если это касается элементов в середине списка. При этом не требуется перемещать все последующие элементы, как в массиве.</text:p>
      <text:p text:style-name="P79">Память: Связный список может потреблять больше памяти на хранение указателей или ссылок на следующие элементы, чем массив на хранение данных.</text:p>
      <text:p text:style-name="P80">Сложность доступа к элементам: В массиве доступ к элементу по индексу происходит за константное время (O(1)), а в связном списке доступ к элементу может быть медленнее, так как требуется пройти от начала списка до нужного элемента, что занимает линейное время в среднем (O(n)).</text:p>
      <text:p text:style-name="P81"/>
      <text:p text:style-name="P82"><text:span text:style-name="T83">Сложность каждого метода:</text:span></text:p>
      <text:p text:style-name="P84"><text:span text:style-name="T85">__init__<text:s/></text:span><text:span text:style-name="T86">Сложность: O(1).</text:span></text:p>
      <text:p text:style-name="P87"><text:span text:style-name="T88">__len__<text:s/></text:span><text:span text:style-name="T89">Сложность: O(1).</text:span></text:p>
      <text:p text:style-name="P90"><text:span text:style-name="T91">append<text:s/></text:span><text:span text:style-name="T92">Сложность: O(n), где n - количество элементов в списке.</text:span></text:p>
      <text:p text:style-name="P93"><text:span text:style-name="T94">__str__</text:span><text:span text:style-name="T95"><text:s/>Сложность: O(n), где n - количество элементов в списке.</text:span></text:p>
      <text:p text:style-name="P96"><text:span text:style-name="T97">pop</text:span><text:span text:style-name="T98"><text:s/>Сложность: O(n), где n - количество элементов в списке.</text:span></text:p>
      <text:p text:style-name="P99"><text:span text:style-name="T100">clear<text:s/></text:span><text:span text:style-name="T101">Сложность: O(1).</text:span></text:p>
      <text:p text:style-name="P102"><text:span text:style-name="T103">change_on_end</text:span><text:span text:style-name="T104"><text:s/>Сложность: O(n), где n - количество элементов в списке.</text:span></text:p>
      <text:p text:style-name="P105"/>
      <text:p text:style-name="P106">Для реализации бинарного поиска в связном списке нужно сначала определить длину списка (что может потребовать пройти по всему списку), а затем использовать двоичный поиск, учитывая, что доступ к элементу осуществляется только последовательно.</text:p>
      <text:p text:style-name="P107">В реализации бинарного поиска для связного списка особенность заключается в том, что нет прямого доступа к элементам по индексу, как в случае с классическим списком Python. Поэтому для доступа к элементам по индексу и выполнения бинарного поиска необходимо пройти по списку с помощью указателей. Это означает, что худшая сложность бинарного поиска в связном списке остается O(n), так как для доступа к середине списка требуется пройти половину его длины. Однако, если список предварительно отсортирован и поддерживается в упорядоченном виде, бинарный поиск все равно будет эффективным.</text:p>
      <text:p text:style-name="P108"/>
      <text:p text:style-name="P109"/>
      <text:p text:style-name="Textbody"><text:span text:style-name="T110">:</text:span></text:p>
      <text:p text:style-name="P111">Тестирование</text:p>
      <text:p text:style-name="Textbody">Результаты тестирования представлены в табл. 1<text:line-break/>Таблица 1 – Результаты тестирования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№ проверки</text:p>
          </table:table-cell>
          <table:table-cell table:style-name="TableCell119">
            <text:p text:style-name="P120">Входные данные</text:p>
          </table:table-cell>
          <table:table-cell table:style-name="TableCell121">
            <text:p text:style-name="P122">Выходные данные</text:p>
          </table:table-cell>
        </table:table-row>
        <table:table-row table:style-name="TableRow123">
          <table:table-cell table:style-name="TableCell124">
            <text:p text:style-name="P125">1.</text:p>
          </table:table-cell>
          <table:table-cell table:style-name="TableCell126">
            <text:p text:style-name="Обычный"><text:span text:style-name="T127">node = Node(1)</text:span><text:line-break/><text:span text:style-name="T128">print(node)</text:span><text:line-break/><text:span text:style-name="T129">node.next = Node(2, None)</text:span><text:line-break/><text:span text:style-name="T130">print(node)</text:span></text:p>
            <text:p text:style-name="Обычный"><text:span text:style-name="T131">print(node.get_data())</text:span><text:line-break/><text:span text:style-name="T132">l_l = LinkedList()</text:span><text:line-break/><text:span text:style-name="T133">print(l_l)</text:span><text:line-break/><text:span text:style-name="T134">print(len(l_l))</text:span><text:line-break/><text:span text:style-name="T135">l_l.append(111)</text:span><text:line-break/><text:span text:style-name="T136">l_l.append(222)</text:span><text:line-break/><text:span text:style-name="T137">l_l.append(333)</text:span><text:line-break/><text:span text:style-name="T138">print(l_l)</text:span><text:line-break/><text:span text:style-name="T139">print(len(l_l))</text:span><text:line-break/><text:span text:style-name="T140">l_l.pop()</text:span><text:line-break/><text:span text:style-name="T141">print(l_l)</text:span><text:line-break/><text:span text:style-name="T142">l_l.append(333)</text:span><text:line-break/><text:span text:style-name="T143">l_l.change_on_end(3, 1)</text:span><text:line-break/><text:span text:style-name="T144">print(l_l)</text:span></text:p>
          </table:table-cell>
          <table:table-cell table:style-name="TableCell145">
            <text:p text:style-name="P146"><text:span text:style-name="T147">data: 1, next: None</text:span><text:line-break/><text:span text:style-name="T148">data: 1, next: 2</text:span><text:line-break/><text:span text:style-name="T149">1</text:span><text:line-break/><text:span text:style-name="T150">LinkedList[]</text:span><text:line-break/><text:span text:style-name="T151">0</text:span><text:line-break/><text:span text:style-name="T152">LinkedList[length = 3, [data: 111, next: 222; data: 222, next: 333; data: 333, next: None]]</text:span><text:line-break/><text:span text:style-name="T153">3</text:span><text:line-break/><text:span text:style-name="T154">LinkedList[length = 2, [data: 111, next: 222; data: 222, next: None]]</text:span><text:line-break/><text:span text:style-name="T155">LinkedList[length = 3, [data: 1, next: 222; data: 222, next: 333; data: 333, next: None]]</text:span></text:p>
          </table:table-cell>
        </table:table-row>
      </table:table>
      <text:p text:style-name="P156"/>
      <text:h text:style-name="P157" text:outline-level="2">Выводы</text:h>
      <text:p text:style-name="P158">Было изучено понятие<text:s/>алгоритмов и структур данных.</text:p>
      <text:p text:style-name="P159">Разработана программа выполняющая<text:s/>обработку данных<text:s/>с помощью двух зависимых классов.</text:p>
      <text:p text:style-name="P160"/>
      <text:h text:style-name="P161" text:outline-level="1">Приложение А<text:line-break/>Исходный код программы</text:h>
      <text:p text:style-name="Textbody"/>
      <text:p text:style-name="Standard">Название файла:<text:s/><text:span text:style-name="T162">main_lb</text:span><text:span text:style-name="T163">2</text:span></text:p>
      <text:p text:style-name="P164"/>
      <text:p text:style-name="P165"><text:span text:style-name="T166">class Node:</text:span></text:p>
      <text:p text:style-name="P167"><text:span text:style-name="T168"><text:s text:c="4"/>def __init__(self, data, next=None):</text:span></text:p>
      <text:p text:style-name="P169"><text:s text:c="8"/>self.data = data</text:p>
      <text:p text:style-name="P170"><text:s text:c="8"/>self.next = next</text:p>
      <text:p text:style-name="P171"><text:span text:style-name="T172"><text:s/></text:span></text:p>
      <text:p text:style-name="P173"><text:span text:style-name="T174"><text:s text:c="4"/>def get_data(self):</text:span></text:p>
      <text:p text:style-name="P175"><text:s text:c="8"/>return self.data</text:p>
      <text:p text:style-name="P176"><text:span text:style-name="T177"><text:s/></text:span></text:p>
      <text:p text:style-name="P178"><text:span text:style-name="T179"><text:s text:c="4"/>def change_data(self, new_data):</text:span></text:p>
      <text:p text:style-name="P180"><text:s text:c="8"/>self.data = new_data</text:p>
      <text:p text:style-name="P181"><text:span text:style-name="T182"><text:s/></text:span></text:p>
      <text:p text:style-name="P183"><text:span text:style-name="T184"><text:s text:c="4"/>def __str__(self):</text:span></text:p>
      <text:p text:style-name="P185"><text:s text:c="8"/>next_data = self.next.data if self.next else None</text:p>
      <text:p text:style-name="P186"><text:span text:style-name="T187"><text:s text:c="8"/>return f"data: {self.data}, next: {next_data}"</text:span></text:p>
      <text:p text:style-name="P188"><text:span text:style-name="T189"><text:s/></text:span></text:p>
      <text:p text:style-name="P190"><text:span text:style-name="T191"><text:s/></text:span></text:p>
      <text:p text:style-name="P192"><text:span text:style-name="T193">class LinkedList:</text:span></text:p>
      <text:p text:style-name="P194"><text:span text:style-name="T195"><text:s text:c="4"/>def __init__(self, head=None):</text:span></text:p>
      <text:p text:style-name="P196"><text:s text:c="8"/>self.head = head</text:p>
      <text:p text:style-name="P197"><text:span text:style-name="T198"><text:s text:c="8"/>self.length = 0 if head is None else 1</text:span></text:p>
      <text:p text:style-name="P199"><text:span text:style-name="T200"><text:s/></text:span></text:p>
      <text:p text:style-name="P201"><text:span text:style-name="T202"><text:s text:c="4"/>def __len__(self):</text:span></text:p>
      <text:p text:style-name="P203"><text:s text:c="8"/>return self.length</text:p>
      <text:p text:style-name="P204"><text:span text:style-name="T205"><text:s/></text:span></text:p>
      <text:p text:style-name="P206"><text:span text:style-name="T207"><text:s text:c="4"/>def append(self, element):</text:span></text:p>
      <text:p text:style-name="P208"><text:span text:style-name="T209"><text:s text:c="8"/>new_node = Node(element)</text:span></text:p>
      <text:p text:style-name="P210"><text:span text:style-name="T211"><text:s text:c="8"/>if not self.head:</text:span></text:p>
      <text:p text:style-name="P212"><text:s text:c="12"/>self.head = new_node</text:p>
      <text:p text:style-name="P213"><text:span text:style-name="T214"><text:s text:c="8"/>else:</text:span></text:p>
      <text:p text:style-name="P215"><text:s text:c="12"/>current_node = self.head</text:p>
      <text:p text:style-name="P216"><text:span text:style-name="T217"><text:s text:c="12"/>while current_node.next:</text:span></text:p>
      <text:p text:style-name="P218"><text:s text:c="16"/>current_node = current_node.next</text:p>
      <text:p text:style-name="P219"><text:s text:c="12"/>current_node.next = new_node</text:p>
      <text:p text:style-name="P220"><text:span text:style-name="T221"><text:s text:c="8"/>self.length += 1</text:span></text:p>
      <text:p text:style-name="P222"><text:span text:style-name="T223"><text:s/></text:span></text:p>
      <text:p text:style-name="P224"><text:span text:style-name="T225"><text:s text:c="4"/>def __str__(self):</text:span></text:p>
      <text:p text:style-name="P226"><text:span text:style-name="T227"><text:s text:c="8"/>if not self.head:</text:span></text:p>
      <text:p text:style-name="P228"><text:span text:style-name="T229"><text:s text:c="12"/>return "LinkedList[]"</text:span></text:p>
      <text:p text:style-name="P230"><text:span text:style-name="T231"><text:s text:c="8"/>else:</text:span></text:p>
      <text:p text:style-name="P232"><text:span text:style-name="T233"><text:s text:c="12"/>result = "LinkedList[length = " + str(self.length) + ", ["</text:span></text:p>
      <text:p text:style-name="P234"><text:s text:c="12"/>current_node = self.head</text:p>
      <text:p text:style-name="P235"><text:span text:style-name="T236"><text:s text:c="12"/>while current_node:</text:span></text:p>
      <text:p text:style-name="P237"><text:span text:style-name="T238"><text:s text:c="16"/>result += str(current_node) + "; "</text:span></text:p>
      <text:p text:style-name="P239"><text:s text:c="16"/>current_node = current_node.next</text:p>
      <text:p text:style-name="P240"><text:span text:style-name="T241"><text:s text:c="12"/>result = result.rstrip("; ") + "]]"</text:span></text:p>
      <text:p text:style-name="P242"><text:s text:c="12"/>return result</text:p>
      <text:p text:style-name="P243"><text:span text:style-name="T244"><text:s/></text:span></text:p>
      <text:p text:style-name="P245"><text:span text:style-name="T246"><text:s text:c="4"/>def pop(self):</text:span></text:p>
      <text:p text:style-name="P247"><text:span text:style-name="T248"><text:s text:c="8"/>if not self.head:</text:span></text:p>
      <text:p text:style-name="P249"><text:span text:style-name="T250"><text:s text:c="12"/>raise IndexError("LinkedList is empty!")</text:span></text:p>
      <text:p text:style-name="P251"><text:span text:style-name="T252"><text:s text:c="8"/>elif not self.head.next:</text:span></text:p>
      <text:p text:style-name="P253"><text:s text:c="12"/>self.head = None</text:p>
      <text:p text:style-name="P254"><text:span text:style-name="T255"><text:s text:c="8"/>else:</text:span></text:p>
      <text:p text:style-name="P256"><text:s text:c="12"/>previous_node = None</text:p>
      <text:p text:style-name="P257"><text:s text:c="12"/>current_node = self.head</text:p>
      <text:p text:style-name="P258"><text:span text:style-name="T259"><text:s text:c="12"/>while current_node.next:</text:span></text:p>
      <text:p text:style-name="P260"><text:s text:c="16"/>previous_node = current_node</text:p>
      <text:p text:style-name="P261"><text:s text:c="16"/>current_node = current_node.next</text:p>
      <text:p text:style-name="P262"><text:s text:c="12"/>previous_node.next = None</text:p>
      <text:p text:style-name="P263"><text:span text:style-name="T264"><text:s text:c="8"/>self.length -= 1</text:span></text:p>
      <text:p text:style-name="P265"><text:span text:style-name="T266"><text:s/></text:span></text:p>
      <text:p text:style-name="P267"><text:span text:style-name="T268"><text:s text:c="4"/>def clear(self):</text:span></text:p>
      <text:p text:style-name="P269"><text:s text:c="8"/>self.head = None</text:p>
      <text:p text:style-name="P270"><text:span text:style-name="T271"><text:s text:c="8"/>self.length = 0</text:span></text:p>
      <text:p text:style-name="P272"><text:span text:style-name="T273"><text:s/></text:span></text:p>
      <text:p text:style-name="P274"><text:span text:style-name="T275"><text:s text:c="4"/>def change_on_end(self, n: int, new_data) -&gt; None:</text:span></text:p>
      <text:p text:style-name="P276"><text:span text:style-name="T277"><text:s text:c="8"/>if len(self) &lt; n or n &lt; 1:</text:span></text:p>
      <text:p text:style-name="P278"><text:span text:style-name="T279"><text:s text:c="12"/>raise KeyError("Element doesn't exist!")</text:span></text:p>
      <text:p text:style-name="P280"><text:span text:style-name="T281"><text:s text:c="8"/>n = len(self) - n</text:span></text:p>
      <text:p text:style-name="P282"><text:span text:style-name="T283"><text:s text:c="8"/>if not n:</text:span></text:p>
      <text:p text:style-name="P284"><text:s text:c="12"/>self.head.data = new_data</text:p>
      <text:p text:style-name="P285"><text:s text:c="12"/>return</text:p>
      <text:p text:style-name="P286"><text:s text:c="8"/>_node = self.head</text:p>
      <text:p text:style-name="P287"><text:span text:style-name="T288"><text:s text:c="8"/>for _ in range(n):</text:span></text:p>
      <text:p text:style-name="P289"><text:s text:c="12"/>_node = _node.next</text:p>
      <text:p text:style-name="P290"><text:span text:style-name="T291"><text:s text:c="8"/>_node.data = new_da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system-ui" svg:font-family="system-ui" style:font-family-generic="roman" svg:panose-1="0 0 0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8LVL1" style:family="text">
      <style:text-properties style:font-name="Times New Roman" style:font-name-complex="Times New Roman" fo:font-size="12pt" style:font-size-asian="12pt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1" style:display-name="WWNum1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4-14T11:33:00Z</meta:creation-date>
    <dc:date>2024-04-14T11:33:00Z</dc:date>
    <meta:template xlink:href="Normal.dotm" xlink:type="simple"/>
    <meta:editing-cycles>18</meta:editing-cycles>
    <meta:editing-duration>PT0S</meta:editing-duration>
    <meta:document-statistic meta:page-count="1" meta:paragraph-count="13" meta:word-count="981" meta:character-count="6565" meta:row-count="46" meta:non-whitespace-character-count="5597"/>
  </office:meta>
</office:document-meta>
</file>